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8" table:default-cell-style-name="ce7"/>
        <table:table-column table:style-name="co2" table:number-columns-repeated="2" table:default-cell-style-name="ce7"/>
        <table:table-column table:style-name="co1" table:number-columns-repeated="247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工作進度總表</text:p>
          </table:table-cell>
          <table:covered-table-cell table:style-name="ce1"/>
          <table:covered-table-cell table:number-columns-repeated="11" table:style-name="ce9"/>
          <table:table-cell table:number-columns-repeated="1011"/>
        </table:table-row>
        <table:table-row table:style-name="ro2">
          <table:table-cell table:style-name="ce2" office:value-type="string" calcext:value-type="string">
            <text:p>檔名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專題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2" office:value-type="string" calcext:value-type="string">
            <text:p>日期</text:p>
          </table:table-cell>
          <table:table-cell table:style-name="ce10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0"/>
          <table:table-cell table:style-name="ce2" office:value-type="string" calcext:value-type="string">
            <text:p>頁數</text:p>
          </table:table-cell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6" table:number-rows-spanned="1">
            <text:p>總進度表</text:p>
          </table:table-cell>
          <table:covered-table-cell table:style-name="ce3"/>
          <table:covered-table-cell table:number-columns-repeated="4" table:style-name="ce4"/>
          <table:table-cell table:style-name="ce5" office:value-type="string" calcext:value-type="string" table:number-columns-spanned="7" table:number-rows-spanned="1">
            <text:p> <text:span text:style-name="T1">企劃設計人員：</text:span></text:p>
          </table:table-cell>
          <table:covered-table-cell table:number-columns-repeated="6" table:style-name="ce5"/>
          <table:table-cell table:number-columns-repeated="1011"/>
        </table:table-row>
        <table:table-row table:style-name="ro2">
          <table:table-cell table:style-name="ce3" office:value-type="string" calcext:value-type="string">
            <text:p>序號</text:p>
          </table:table-cell>
          <table:table-cell table:style-name="ce3" office:value-type="string" calcext:value-type="string" table:number-columns-spanned="4" table:number-rows-spanned="1">
            <text:p>工作項目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日期</text:p>
          </table:table-cell>
          <table:covered-table-cell table:number-columns-repeated="2" table:style-name="ce4"/>
          <table:table-cell table:style-name="ce3" office:value-type="string" calcext:value-type="string">
            <text:p>工作天數</text:p>
          </table:table-cell>
          <table:table-cell table:style-name="ce3" office:value-type="string" calcext:value-type="string">
            <text:p>進度比率</text:p>
          </table:table-cell>
          <table:table-cell table:style-name="ce3" office:value-type="string" calcext:value-type="string" table:number-columns-spanned="3" table:number-rows-spanned="1">
            <text:p>工作負責人</text:p>
          </table:table-cell>
          <table:covered-table-cell table:number-columns-repeated="2" table:style-name="ce4"/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 <text:span text:style-name="T1">簡易企劃提案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 <text:span text:style-name="T1">正式企劃提案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4" table:number-rows-spanned="1">
            <text:p> <text:span text:style-name="T1">架構企劃案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 table:number-columns-spanned="4" table:number-rows-spanned="1">
            <text:p> <text:span text:style-name="T1">腳本企劃案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 table:number-columns-spanned="4" table:number-rows-spanned="1">
            <text:p> <text:span text:style-name="T1">畫面設計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 table:number-columns-spanned="4" table:number-rows-spanned="1">
            <text:p> <text:span text:style-name="T1">動畫設計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 table:number-columns-spanned="4" table:number-rows-spanned="1">
            <text:p> <text:span text:style-name="T1">插畫設計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 table:number-columns-spanned="4" table:number-rows-spanned="1">
            <text:p> <text:span text:style-name="T1">影像處理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 table:number-columns-spanned="4" table:number-rows-spanned="1">
            <text:p> <text:span text:style-name="T1">配樂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 table:number-columns-spanned="4" table:number-rows-spanned="1">
            <text:p> <text:span text:style-name="T1">語音旁白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 table:number-columns-spanned="4" table:number-rows-spanned="1">
            <text:p> <text:span text:style-name="T1">資料處理</text:span></text:p>
          </table:table-cell>
          <table:covered-table-cell table:number-columns-repeated="3" table:style-name="ce8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 table:number-columns-spanned="4" table:number-rows-spanned="1">
            <text:p> <text:span text:style-name="T1">印刷與包裝設計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 table:number-columns-spanned="4" table:number-rows-spanned="1">
            <text:p> <text:span text:style-name="T1">整合測試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 table:number-columns-spanned="4" table:number-rows-spanned="1">
            <text:p> CD-R<text:span text:style-name="T1">製作與測試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 table:number-columns-spanned="4" table:number-rows-spanned="1">
            <text:p> <text:span text:style-name="T1">壓片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 table:number-columns-spanned="4" table:number-rows-spanned="1">
            <text:p> <text:span text:style-name="T1">印刷與包裝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 table:number-columns-spanned="4" table:number-rows-spanned="1">
            <text:p> <text:span text:style-name="T1">專案製作</text:span></text:p>
          </table:table-cell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/>
          <table:table-cell table:style-name="ce4" table:number-columns-spanned="4" table:number-rows-spanned="1"/>
          <table:covered-table-cell table:number-columns-repeated="3" table:style-name="ce4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/>
          <table:table-cell table:style-name="ce4" table:number-columns-spanned="4" table:number-rows-spanned="1"/>
          <table:covered-table-cell table:number-columns-repeated="3" table:style-name="ce4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/>
          <table:table-cell table:style-name="ce4" table:number-columns-spanned="4" table:number-rows-spanned="1"/>
          <table:covered-table-cell table:number-columns-repeated="3" table:style-name="ce4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/>
          <table:table-cell table:style-name="ce8" table:number-columns-spanned="4" table:number-rows-spanned="1"/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4"/>
          <table:table-cell table:style-name="ce8" table:number-columns-spanned="4" table:number-rows-spanned="1"/>
          <table:covered-table-cell table:number-columns-repeated="3"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6" table:number-columns-spanned="3" table:number-rows-spanned="1"/>
          <table:covered-table-cell table:number-columns-repeated="2" table:style-name="ce6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 <text:span text:style-name="T1">備註：</text:span></text:p>
          </table:table-cell>
          <table:covered-table-cell table:number-columns-repeated="12" table:style-name="ce5"/>
          <table:table-cell table:number-columns-repeated="1011"/>
        </table:table-row>
        <table:table-row table:style-name="ro2">
          <table:table-cell table:style-name="ce6" table:number-columns-spanned="13" table:number-rows-spanned="1"/>
          <table:covered-table-cell table:number-columns-repeated="12" table:style-name="ce6"/>
          <table:table-cell table:number-columns-repeated="1011"/>
        </table:table-row>
        <table:table-row table:style-name="ro2">
          <table:table-cell table:style-name="ce6" table:number-columns-spanned="13" table:number-rows-spanned="1"/>
          <table:covered-table-cell table:number-columns-repeated="12" table:style-name="ce6"/>
          <table:table-cell table:number-columns-repeated="1011"/>
        </table:table-row>
        <table:table-row table:style-name="ro2">
          <table:table-cell table:style-name="ce6" table:number-columns-spanned="13" table:number-rows-spanned="1"/>
          <table:covered-table-cell table:number-columns-repeated="12" table:style-name="ce6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3" table:number-rows-spanned="1">
            <text:p> <text:span text:style-name="T1">審核人員簽名：　　　　　　　　　　</text:span><text:span text:style-name="T2"> </text:span><text:span text:style-name="T3">□通過該設計案　　　　　　　□否決該設計案</text:span></text:p>
          </table:table-cell>
          <table:covered-table-cell table:number-columns-repeated="12" table:style-name="ce5"/>
          <table:table-cell table:number-columns-repeated="1011"/>
        </table:table-row>
        <table:table-row table:style-name="ro2">
          <table:table-cell table:style-name="ce5" table:number-columns-spanned="13" table:number-rows-spanned="1"/>
          <table:covered-table-cell table:number-columns-repeated="12" table:style-name="ce5"/>
          <table:table-cell table:number-columns-repeated="1011"/>
        </table:table-row>
        <table:table-row table:style-name="ro2" table:number-rows-repeated="18">
          <table: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03:50</meta:creation-date>
    <dc:creator>QQ</dc:creator>
    <dc:date>2004-04-26T22:08:16</dc:date>
    <meta:print-date>2004-04-26T22:08:00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